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1D7AC1EFF0F736E4221.png" manifest:media-type="image/png"/>
  <manifest:file-entry manifest:full-path="Pictures/10000201000002DF000001D77879E562994E41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dc068" officeooo:paragraph-rsid="00181ff8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/>
      <text:p text:style-name="P1"><draw:frame draw:style-name="fr2" draw:name="Image1" text:anchor-type="char" svg:width="17cm" svg:height="10.894cm" draw:z-index="0"><draw:image xlink:href="Pictures/10000201000002DF000001D77879E562994E41A5.png" xlink:type="simple" xlink:show="embed" xlink:actuate="onLoad" loext:mime-type="image/png"/></draw:frame><draw:frame draw:style-name="fr1" draw:name="Image2" text:anchor-type="char" svg:x="0.067cm" svg:y="11.562cm" svg:width="17cm" svg:height="10.85cm" draw:z-index="1"><draw:image xlink:href="Pictures/10000201000002E2000001D7AC1EFF0F736E42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2:00:40.948700554</meta:creation-date>
    <dc:date>2020-09-29T22:02:16.825653702</dc:date>
    <meta:editing-duration>PT1M36S</meta:editing-duration>
    <meta:editing-cycles>1</meta:editing-cycles>
    <meta:document-statistic meta:table-count="0" meta:image-count="2" meta:object-count="0" meta:page-count="1" meta:paragraph-count="1" meta:word-count="1" meta:character-count="6" meta:non-whitespace-character-count="6"/>
    <meta:generator>LibreOffice/6.4.6.2$Linux_X86_64 LibreOffice_project/40$Build-2</meta:generator>
  </office:meta>
</office:document-meta>
</file>